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officeooo:rsid="000b3d91" officeooo:paragraph-rsid="000b3d91"/>
    </style:style>
    <style:style style:name="P2" style:family="paragraph" style:parent-style-name="Standard">
      <style:paragraph-properties fo:text-align="start" style:justify-single-word="false"/>
      <style:text-properties officeooo:rsid="000b3d91" officeooo:paragraph-rsid="000b3d91"/>
    </style:style>
    <style:style style:name="P3" style:family="paragraph" style:parent-style-name="Standard">
      <style:paragraph-properties fo:text-align="start" style:justify-single-word="false"/>
      <style:text-properties officeooo:paragraph-rsid="000b3d91"/>
    </style:style>
    <style:style style:name="P4" style:family="paragraph" style:parent-style-name="p2">
      <style:paragraph-properties fo:margin-left="0.4917in" fo:margin-right="0in" fo:text-indent="0in" style:auto-text-indent="false"/>
      <style:text-properties officeooo:paragraph-rsid="000ba579"/>
    </style:style>
    <style:style style:name="P5" style:family="paragraph" style:parent-style-name="p2">
      <style:paragraph-properties fo:margin-left="0.4917in" fo:margin-right="0in" fo:text-indent="0in" style:auto-text-indent="false"/>
      <style:text-properties officeooo:rsid="000ba579" officeooo:paragraph-rsid="000ba579"/>
    </style:style>
    <style:style style:name="P6" style:family="paragraph" style:parent-style-name="p2">
      <style:paragraph-properties fo:margin-left="0.4917in" fo:margin-right="0in" fo:text-indent="0in" style:auto-text-indent="false"/>
      <style:text-properties officeooo:paragraph-rsid="000f6925"/>
    </style:style>
    <style:style style:name="P7" style:family="paragraph" style:parent-style-name="p2" style:list-style-name="WWNum1">
      <style:text-properties style:font-name="Times" fo:font-size="12pt" fo:font-weight="bold" officeooo:paragraph-rsid="000ba579" style:font-size-asian="12pt" style:font-weight-asian="bold" style:font-size-complex="12pt"/>
    </style:style>
    <style:style style:name="P8" style:family="paragraph" style:parent-style-name="p2">
      <style:text-properties style:font-name="Times" fo:font-size="12pt" fo:font-weight="bold" officeooo:paragraph-rsid="000ba579" style:font-size-asian="12pt" style:font-weight-asian="bold" style:font-size-complex="12pt"/>
    </style:style>
    <style:style style:name="P9" style:family="paragraph" style:parent-style-name="p2">
      <style:paragraph-properties fo:margin-left="0.4917in" fo:margin-right="0in" fo:text-align="start" style:justify-single-word="false" fo:text-indent="0in" style:auto-text-indent="false"/>
      <style:text-properties style:font-name="Times" fo:font-size="12pt" officeooo:rsid="000b3d91" officeooo:paragraph-rsid="000ba579" style:font-size-asian="12pt" style:font-size-complex="12pt"/>
    </style:style>
    <style:style style:name="P10" style:family="paragraph" style:parent-style-name="p2">
      <style:paragraph-properties fo:margin-left="0.4917in" fo:margin-right="0in" fo:text-indent="0in" style:auto-text-indent="false"/>
      <style:text-properties style:font-name="Times" fo:font-size="12pt" officeooo:paragraph-rsid="000ba579" style:font-size-asian="12pt" style:font-size-complex="12pt"/>
    </style:style>
    <style:style style:name="P11" style:family="paragraph" style:parent-style-name="p2">
      <style:paragraph-properties fo:margin-left="0.4917in" fo:margin-right="0in" fo:text-indent="0in" style:auto-text-indent="false"/>
      <style:text-properties style:font-name="Times" fo:font-size="12pt" officeooo:rsid="000ba579" officeooo:paragraph-rsid="00107aa9" style:font-size-asian="12pt" style:font-size-complex="12pt"/>
    </style:style>
    <style:style style:name="P12" style:family="paragraph" style:parent-style-name="p2">
      <style:paragraph-properties fo:margin-left="0.4917in" fo:margin-right="0in" fo:text-indent="0in" style:auto-text-indent="false"/>
      <style:text-properties style:font-name="Times" fo:font-size="12pt" officeooo:rsid="000cfbb3" officeooo:paragraph-rsid="000cfbb3" style:font-size-asian="12pt" style:font-size-complex="12pt"/>
    </style:style>
    <style:style style:name="P13" style:family="paragraph" style:parent-style-name="p2">
      <style:paragraph-properties fo:margin-left="0.4917in" fo:margin-right="0in" fo:text-align="start" style:justify-single-word="false" fo:text-indent="0in" style:auto-text-indent="false"/>
      <style:text-properties style:font-name="Times" fo:font-size="12pt" officeooo:rsid="000cfbb3" officeooo:paragraph-rsid="00107aa9" style:font-size-asian="12pt" style:font-size-complex="12pt"/>
    </style:style>
    <style:style style:name="P14" style:family="paragraph" style:parent-style-name="p2">
      <style:paragraph-properties fo:margin-left="0.4917in" fo:margin-right="0in" fo:text-indent="0in" style:auto-text-indent="false"/>
      <style:text-properties style:font-name="Times" fo:font-size="12pt" officeooo:rsid="000f6925" officeooo:paragraph-rsid="000f6925" style:font-size-asian="12pt" style:font-size-complex="12pt"/>
    </style:style>
    <style:style style:name="P15" style:family="paragraph" style:parent-style-name="p2">
      <style:paragraph-properties fo:margin-left="0.4917in" fo:margin-right="0in" fo:text-indent="0in" style:auto-text-indent="false"/>
      <style:text-properties officeooo:rsid="000ba579" officeooo:paragraph-rsid="00107aa9"/>
    </style:style>
    <style:style style:name="P16" style:family="paragraph" style:parent-style-name="p2">
      <style:paragraph-properties fo:margin-left="0.4917in" fo:margin-right="0in" fo:text-indent="0in" style:auto-text-indent="false"/>
      <style:text-properties officeooo:rsid="00112567" officeooo:paragraph-rsid="00112567"/>
    </style:style>
    <style:style style:name="P17" style:family="paragraph" style:parent-style-name="p2">
      <style:paragraph-properties fo:margin-left="0.5in" fo:margin-right="0in" fo:text-indent="0in" style:auto-text-indent="false"/>
      <style:text-properties style:font-name="Times" fo:font-size="12pt" officeooo:paragraph-rsid="000ba579" style:font-size-asian="12pt" style:font-size-complex="12pt"/>
    </style:style>
    <style:style style:name="P18" style:family="paragraph" style:parent-style-name="p2">
      <style:paragraph-properties fo:margin-left="0.5in" fo:margin-right="0in" fo:text-indent="0in" style:auto-text-indent="false"/>
      <style:text-properties style:font-name="Times" fo:font-size="12pt" officeooo:rsid="00112567" officeooo:paragraph-rsid="00112567" style:font-size-asian="12pt" style:font-size-complex="12pt"/>
    </style:style>
    <style:style style:name="P19" style:family="paragraph" style:parent-style-name="p2">
      <style:paragraph-properties fo:margin-left="0.5in" fo:margin-right="0in" fo:text-indent="0in" style:auto-text-indent="false"/>
      <style:text-properties style:font-name="Times" fo:font-size="12pt" officeooo:rsid="0011d76a" officeooo:paragraph-rsid="0011d76a" style:font-size-asian="12pt" style:font-size-complex="12pt"/>
    </style:style>
    <style:style style:name="P20" style:family="paragraph" style:parent-style-name="p2">
      <style:paragraph-properties fo:margin-left="0in" fo:margin-right="0in" fo:text-indent="0in" style:auto-text-indent="false"/>
      <style:text-properties style:font-name="Times" fo:font-size="12pt" officeooo:rsid="000cfbb3" officeooo:paragraph-rsid="000cfbb3" style:font-size-asian="12pt" style:font-size-complex="12pt"/>
    </style:style>
    <style:style style:name="T1" style:family="text">
      <style:text-properties officeooo:rsid="000b3d91"/>
    </style:style>
    <style:style style:name="T2" style:family="text">
      <style:text-properties officeooo:rsid="000ba579"/>
    </style:style>
    <style:style style:name="T3" style:family="text">
      <style:text-properties style:font-name="Times" fo:font-size="12pt" style:font-size-asian="12pt" style:font-size-complex="12pt"/>
    </style:style>
    <style:style style:name="T4" style:family="text">
      <style:text-properties style:font-name="Times" fo:font-size="12pt" officeooo:rsid="000cfbb3" style:font-size-asian="12pt" style:font-size-complex="12pt"/>
    </style:style>
    <style:style style:name="T5" style:family="text">
      <style:text-properties style:font-name="Times" fo:font-size="12pt" officeooo:rsid="000f6925" style:font-size-asian="12pt" style:font-size-complex="12pt"/>
    </style:style>
    <style:style style:name="T6" style:family="text">
      <style:text-properties style:font-name="Times" fo:font-size="12pt" officeooo:rsid="00107aa9" style:font-size-asian="12pt" style:font-size-complex="12pt"/>
    </style:style>
    <style:style style:name="T7" style:family="text">
      <style:text-properties style:font-name="Times" fo:font-size="12pt" officeooo:rsid="00112567" style:font-size-asian="12pt" style:font-size-complex="12pt"/>
    </style:style>
    <style:style style:name="T8" style:family="text">
      <style:text-properties officeooo:rsid="00107aa9"/>
    </style:style>
    <style:style style:name="T9" style:family="text">
      <style:text-properties officeooo:rsid="00112567"/>
    </style:style>
    <style:style style:name="T10" style:family="text">
      <style:text-properties officeooo:rsid="0011d7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 keuken </text:p>
      <text:p text:style-name="P1">plan van aanpak</text:p>
      <text:p text:style-name="P1"/>
      <text:p text:style-name="P2"/>
      <text:p text:style-name="P2"/>
      <text:p text:style-name="P2"/>
      <text:list xml:id="list1456747467" text:style-name="WWNum1">
        <text:list-item>
          <text:p text:style-name="P7">Onderzoeksvragen</text:p>
        </text:list-item>
      </text:list>
      <text:p text:style-name="P9">Maak een opsomming van de onderwerpen die onderzocht moeten worden. Beschrijf bij elk onderwerp gedetailleerd wat onderzocht moet worden, of anders gezegd beschrijf exact waar bij het onderzoek naar gekeken wordt.</text:p>
      <text:p text:style-name="P2"/>
      <text:p text:style-name="P2"/>
      <text:p text:style-name="P2">onderzoeksvragen</text:p>
      <text:p text:style-name="P2"/>
      <text:p text:style-name="P2">De vraag die niemand zich stelt is: “ wat is een goede website?”. De keuken is niet bang om deze vragen te stellen.</text:p>
      <text:p text:style-name="P2"/>
      <text:p text:style-name="P2">Een goede website heeft:</text:p>
      <text:p text:style-name="P2">- een makkelijk te vinden menu <text:span text:style-name="T2">om vroegtijdig te verlaten te verkomen</text:span></text:p>
      <text:p text:style-name="P2">- een duidelijke lay-out <text:span text:style-name="T2">om frustatie aan de kant van de klant te vorkomen</text:span></text:p>
      <text:p text:style-name="P2">- zo min mogelijk 3th party trackers <text:span text:style-name="T2">dit vertraagd het laden van de website </text:span></text:p>
      <text:p text:style-name="P2">- geen cookies pop up</text:p>
      <text:p text:style-name="P3"><text:span text:style-name="T1">- </text:span><text:span text:style-name="T2">een intuitive menu</text:span></text:p>
      <text:p text:style-name="P3">- <text:span text:style-name="T2">gericht op comercie</text:span></text:p>
      <text:p text:style-name="P3"/>
      <text:list xml:id="list122843884779150" text:continue-numbering="true" text:style-name="WWNum1">
        <text:list-header>
          <text:p text:style-name="P7"/>
        </text:list-header>
        <text:list-item>
          <text:p text:style-name="P7">Overzicht producten</text:p>
        </text:list-item>
      </text:list>
      <text:p text:style-name="P10">Maak een opsomming van alle deel- en eindproducten die gemaakt moeten worden.</text:p>
      <text:p text:style-name="P17">Geef hierbij ook kort aan hoe ze uitgevoerd en wanneer ze ingeleverd/gepresenteerd worden.</text:p>
      <text:p text:style-name="P18"/>
      <text:p text:style-name="P18">Plan van aanpak <text:span text:style-name="T10">week 40 <text:tab/></text:span></text:p>
      <text:p text:style-name="P18">debriefing <text:span text:style-name="T10">week 39</text:span></text:p>
      <text:p text:style-name="P19"/>
      <text:p text:style-name="P19">wireframe en protype dienen volgens de schets gemaakt te worden</text:p>
      <text:p text:style-name="P19">prototype a week begin week 41</text:p>
      <text:p text:style-name="P19">prototype b week begin week 41</text:p>
      <text:p text:style-name="P19">wireframe a week 40<text:tab/></text:p>
      <text:p text:style-name="P19">wireframe b week 40</text:p>
      <text:p text:style-name="P19">presentatie week eind 41</text:p>
      <text:p text:style-name="P19"/>
      <text:p text:style-name="P17"/>
      <text:list xml:id="list122844362911384" text:continue-numbering="true" text:style-name="WWNum1">
        <text:list-item>
          <text:p text:style-name="P7">Activiteitenoverzicht</text:p>
        </text:list-item>
      </text:list>
      <text:p text:style-name="P10">Beschrijf alle activiteiten aan de hand van de stappen die in het project worden doorlopen (analyseren; organiseren &amp; plannen; onderzoeken; ontwikkelen, concept; ontwerpen; realiseren; presenteren; evalueren).</text:p>
      <text:p text:style-name="P10"/>
      <text:p text:style-name="P5"><text:span text:style-name="T3"><text:s/></text:span><text:span text:style-name="T4">debriefing gemaakt </text:span></text:p>
      <text:p text:style-name="P5"><text:span text:style-name="T3"><text:s/></text:span><text:span text:style-name="T4">maken onderzoek, prototype a&amp;b maken en plan van aanpak maken</text:span></text:p>
      <text:p text:style-name="P12"><text:soft-page-break/><text:s/></text:p>
      <text:p text:style-name="P10"/>
      <text:p text:style-name="P10"/>
      <text:list xml:id="list122843405510501" text:continue-numbering="true" text:style-name="WWNum1">
        <text:list-header>
          <text:p text:style-name="P7"/>
        </text:list-header>
      </text:list>
      <text:p text:style-name="P8"/>
      <text:list xml:id="list122844490171445" text:continue-numbering="true" text:style-name="WWNum1">
        <text:list-header>
          <text:p text:style-name="P7"/>
        </text:list-header>
        <text:list-item>
          <text:p text:style-name="P7">Organisatie en taakverdeling</text:p>
        </text:list-item>
      </text:list>
      <text:p text:style-name="P10">Beschrijf de organisatie van het projectgroepje en wie voor welke taken en deelproducten/producten verantwoordelijk is?</text:p>
      <text:p text:style-name="P10"/>
      <text:p text:style-name="P14">Constantijn is de CEO</text:p>
      <text:p text:style-name="P6"><text:span text:style-name="T5">johan is de </text:span><text:span text:style-name="T3">Chief Talent Officer </text:span></text:p>
      <text:p text:style-name="P14">Mika is board member </text:p>
      <text:p text:style-name="P10"/>
      <text:p text:style-name="P10"/>
      <text:list xml:id="list122842970240025" text:continue-numbering="true" text:style-name="WWNum1">
        <text:list-item>
          <text:p text:style-name="P7">Risico analyse</text:p>
        </text:list-item>
      </text:list>
      <text:p text:style-name="P10">Beschrijf eventuele factoren die de uitvoering van het project kunnen verstoren en geef oplossingen aan om dit te voorkomen.</text:p>
      <text:p text:style-name="P10"/>
      <text:p text:style-name="P12">De keuken heeft verschilende riscicos met deze opdracht zoals: ziekte en de deadline niet halen.</text:p>
      <text:p text:style-name="P12"><text:s/></text:p>
      <text:p text:style-name="P12">De keuken is een zeer ambiteus bedrijf en soms kunnen deze ambities niet in het beschreven <text:s/>tijdsvak gehaald kunnen worden, mocht er spraken zijn van eventuele uitloop probeert de keuken dit te minimaliseren.</text:p>
      <text:p text:style-name="P12"/>
      <text:p text:style-name="P20"><text:tab/>mocht er spraken zijn van verzuim bij de client of bij de keuken is dit natuurlijk zeer vervelend <text:tab/>voor alle partijen betrokken dus daarom wordt <text:span text:style-name="T9">dit zoveel mogelijk geminialseerd.</text:span></text:p>
      <text:p text:style-name="P4"/>
      <text:p text:style-name="P12"/>
      <text:p text:style-name="P10"/>
      <text:p text:style-name="P10"/>
      <text:p text:style-name="P10"/>
      <text:list xml:id="list122844362010917" text:continue-numbering="true" text:style-name="WWNum1">
        <text:list-item>
          <text:p text:style-name="P7">Planning projectgroep</text:p>
        </text:list-item>
      </text:list>
      <text:p text:style-name="P4"><text:span text:style-name="T3">Ma</text:span><text:bookmark text:name="_GoBack"/><text:span text:style-name="T3">ak een balkenplanning waarin zichtbaar wordt wie, wanneer, wat gaat doen. Geef ook duidelijk in dit schema aan wanneer er deadlines of presentaties zijn.</text:span></text:p>
      <text:p text:style-name="P15"><text:span text:style-name="T3"/></text:p>
      <text:p text:style-name="P16"><text:span text:style-name="T3">De planning zit er als volgend eruit</text:span></text:p>
      <text:p text:style-name="P15"><text:span text:style-name="T3"/></text:p>
      <text:p text:style-name="P15"><text:span text:style-name="T3">Week 39: </text:span><text:span text:style-name="T4">debriefing gemaakt </text:span></text:p>
      <text:p text:style-name="P15"><text:span text:style-name="T3">week 40: </text:span><text:span text:style-name="T4">maken onderzoek</text:span><text:span text:style-name="T6">(johan)</text:span><text:span text:style-name="T4">, prototype a&amp;b maken</text:span><text:span text:style-name="T6">(mika)</text:span><text:span text:style-name="T4"> en plan van aanpak maken</text:span><text:span text:style-name="T6">(con</text:span><text:span text:style-name="T7">stantijn </text:span><text:span text:style-name="T6">)</text:span></text:p>
      <text:p text:style-name="P11">week 41 <text:span text:style-name="T8">opdracht analyse(johan)</text:span></text:p>
      <text:p text:style-name="P13">week 42 <text:span text:style-name="T8">bufferweek</text:span><text:span text:style-name="T9">(johan, mika en constantij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l" fo:country="NL"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l" fo:country="NL"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2" style:family="paragraph" style:parent-style-name="Standard" style:default-outline-level="">
      <style:text-properties style:font-name="Helvetica" fo:font-family="Helvetica" style:font-family-generic="roman" style:font-pitch="variable" fo:font-size="7.5pt" style:font-size-asian="7.5pt" style:language-asian="nl" style:country-asian="NL" style:font-name-complex="Times New Roman" style:font-family-complex="'Times New Roman'" style:font-family-generic-complex="system" style:font-pitch-complex="variable" style:font-size-complex="7.5pt"/>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29T11:15:20.662000000</meta:creation-date>
    <dc:date>2020-09-29T12:28:42.836000000</dc:date>
    <meta:editing-duration>PT13M51S</meta:editing-duration>
    <meta:editing-cycles>4</meta:editing-cycles>
    <meta:generator>LibreOffice/7.0.1.2$Windows_X86_64 LibreOffice_project/7cbcfc562f6eb6708b5ff7d7397325de9e764452</meta:generator>
    <meta:document-statistic meta:table-count="0" meta:image-count="0" meta:object-count="0" meta:page-count="2" meta:paragraph-count="50" meta:word-count="425" meta:character-count="2686" meta:non-whitespace-character-count="2299"/>
  </office:meta>
</office:document-meta>
</file>